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drea Petruzz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aniele Palumbo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manuele Tripodi 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ederico Padrini 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rancesco Lai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abriele Canova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Ilham Mohamed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im Azetov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ietro Barbera</text:p>
          </table:table-cell>
          <table:table-cell table:number-columns-repeated="3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mberto Maria Vegl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/p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30:33.56730814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6:56:38.797262434</meta:creation-date>
    <dc:date>2021-02-13T14:46:29.991682866</dc:date>
    <meta:editing-duration>PT20M8S</meta:editing-duration>
    <meta:editing-cycles>4</meta:editing-cycles>
    <meta:generator>LibreOffice/5.4.4.2$MacOSX_X86_64 LibreOffice_project/2524958677847fb3bb44820e40380acbe820f960</meta:generator>
    <meta:document-statistic meta:table-count="1" meta:cell-count="40" meta:object-count="0"/>
  </office:meta>
</office:document-meta>
</file>